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aDataFieldRegistryImpl.getRegistr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taDataFieldRegistryImpl.initPrefix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etaDataFieldRegistryImpl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aDataFieldRegistryImpl.getFieldNam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etaDataFieldRegistryImpl.getFieldName( String namespace , String elem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